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duser@bmsce-Precision-T1700:~$ start-all.sh</text:p>
      <text:p text:style-name="Standard">This script is Deprecated. Instead use start-dfs.sh and start-yarn.sh</text:p>
      <text:p text:style-name="Standard">Starting namenodes on [localhost]</text:p>
      <text:p text:style-name="Standard">hduser@localhost's password: </text:p>
      <text:p text:style-name="Standard">localhost: starting namenode, logging to /usr/local/hadoop/logs/hadoop-hduser-namenode-bmsce-Precision-T1700.out</text:p>
      <text:p text:style-name="Standard">hduser@localhost's password: </text:p>
      <text:p text:style-name="Standard">localhost: starting datanode, logging to /usr/local/hadoop/logs/hadoop-hduser-datanode-bmsce-Precision-T1700.out</text:p>
      <text:p text:style-name="Standard">Starting secondary namenodes [0.0.0.0]</text:p>
      <text:p text:style-name="Standard">hduser@0.0.0.0's password: </text:p>
      <text:p text:style-name="Standard">0.0.0.0: starting secondarynamenode, logging to /usr/local/hadoop/logs/hadoop-hduser-secondarynamenode-bmsce-Precision-T1700.out</text:p>
      <text:p text:style-name="Standard">starting yarn daemons</text:p>
      <text:p text:style-name="Standard">starting resourcemanager, logging to /usr/local/hadoop/logs/yarn-hduser-resourcemanager-bmsce-Precision-T1700.out</text:p>
      <text:p text:style-name="Standard">hduser@localhost's password: </text:p>
      <text:p text:style-name="Standard">localhost: starting nodemanager, logging to /usr/local/hadoop/logs/yarn-hduser-nodemanager-bmsce-Precision-T1700.out</text:p>
      <text:p text:style-name="Standard">hduser@bmsce-Precision-T1700:~$ jps</text:p>
      <text:p text:style-name="Standard">5428 Jps</text:p>
      <text:p text:style-name="Standard">4422 NameNode</text:p>
      <text:p text:style-name="Standard">4598 DataNode</text:p>
      <text:p text:style-name="Standard">5304 NodeManager</text:p>
      <text:p text:style-name="Standard">4812 SecondaryNameNode</text:p>
      <text:p text:style-name="Standard">4972 ResourceManager</text:p>
      <text:p text:style-name="Standard">hduser@bmsce-Precision-T1700:~$ hadoop fs -ls /</text:p>
      <text:p text:style-name="Standard">Found 6 items</text:p>
      <text:p text:style-name="Standard">drwxr-xr-x <text:s text:c="2"/>- hduser supergroup <text:s text:c="9"/>0 2022-06-15 09:57 /lab7</text:p>
      <text:p text:style-name="Standard">drwxr-xr-x <text:s text:c="2"/>- hduser supergroup <text:s text:c="9"/>0 2019-10-23 11:06 /output</text:p>
      <text:p text:style-name="Standard">drwxr-xr-x <text:s text:c="2"/>- hduser supergroup <text:s text:c="9"/>0 2019-10-23 15:50 /rgs</text:p>
      <text:p text:style-name="Standard">drwxrwxr-x <text:s text:c="2"/>- hduser supergroup <text:s text:c="9"/>0 2019-10-23 15:53 /tmp</text:p>
      <text:p text:style-name="Standard">drwxr-xr-x <text:s text:c="2"/>- hduser supergroup <text:s text:c="9"/>0 2019-08-01 16:03 /user</text:p>
      <text:p text:style-name="Standard">drwxr-xr-x <text:s text:c="2"/>- hduser supergroup <text:s text:c="9"/>0 2019-10-23 10:47 /yp</text:p>
      <text:p text:style-name="Standard">hduser@bmsce-Precision-T1700:~$ hadoop fs -mkdir /ss</text:p>
      <text:p text:style-name="Standard">hduser@bmsce-Precision-T1700:~$ hadoop fs -copyFromLocal Desktop/Input_data.txt /ss/test.txt</text:p>
      <text:p text:style-name="Standard">hduser@bmsce-Precision-T1700:~$ hadoop jar /home/hduser/Desktop/shilpa12.jar WCDriver input output </text:p>
      <text:p text:style-name="Standard">Exception in thread "main" java.lang.ClassNotFoundException: WCDriver</text:p>
      <text:p text:style-name="Standard"><text:tab/>at java.net.URLClassLoader.findClass(URLClassLoader.java:382)</text:p>
      <text:p text:style-name="Standard"><text:tab/>at java.lang.ClassLoader.loadClass(ClassLoader.java:418)</text:p>
      <text:p text:style-name="Standard"><text:tab/>at java.lang.ClassLoader.loadClass(ClassLoader.java:351)</text:p>
      <text:p text:style-name="Standard"><text:tab/>at java.lang.Class.forName0(Native Method)</text:p>
      <text:p text:style-name="Standard"><text:tab/>at java.lang.Class.forName(Class.java:348)</text:p>
      <text:p text:style-name="Standard"><text:tab/>at org.apache.hadoop.util.RunJar.run(RunJar.java:214)</text:p>
      <text:p text:style-name="Standard"><text:tab/>at org.apache.hadoop.util.RunJar.main(RunJar.java:136)</text:p>
      <text:p text:style-name="Standard">hduser@bmsce-Precision-T1700:~$ hadoop fs -ls /output/</text:p>
      <text:p text:style-name="Standard">Found 2 items</text:p>
      <text:p text:style-name="Standard">-rw-r--r-- <text:s text:c="2"/>1 hduser supergroup <text:s text:c="9"/>0 2019-10-23 11:06 /output/_SUCCESS</text:p>
      <text:p text:style-name="Standard"><text:soft-page-break/>-rw-r--r-- <text:s text:c="2"/>1 hduser supergroup <text:s text:c="8"/>23 2019-10-23 11:06 /output/part-00000</text:p>
      <text:p text:style-name="Standard">hduser@bmsce-Precision-T1700:~$ hadoop fs -ls /output/part-00000</text:p>
      <text:p text:style-name="Standard">-rw-r--r-- <text:s text:c="2"/>1 hduser supergroup <text:s text:c="8"/>23 2019-10-23 11:06 /output/part-00000</text:p>
      <text:p text:style-name="Standard">hduser@bmsce-Precision-T1700:~$ hadoop jar /home/hduser/Desktop/shilpa12.jar shilpa_g.WCDriver /ss/test.txt /lab7/out123</text:p>
      <text:p text:style-name="Standard">22/06/18 10:30:02 INFO Configuration.deprecation: session.id is deprecated. Instead, use dfs.metrics.session-id</text:p>
      <text:p text:style-name="Standard">22/06/18 10:30:02 INFO jvm.JvmMetrics: Initializing JVM Metrics with processName=JobTracker, sessionId=</text:p>
      <text:p text:style-name="Standard">22/06/18 10:30:02 INFO jvm.JvmMetrics: Cannot initialize JVM Metrics with processName=JobTracker, sessionId= - already initialized</text:p>
      <text:p text:style-name="Standard">22/06/18 10:30:02 WARN mapreduce.JobSubmitter: Hadoop command-line option parsing not performed. Implement the Tool interface and execute your application with ToolRunner to remedy this.</text:p>
      <text:p text:style-name="Standard">22/06/18 10:30:03 INFO mapred.FileInputFormat: Total input paths to process : 1</text:p>
      <text:p text:style-name="Standard">22/06/18 10:30:03 INFO mapreduce.JobSubmitter: number of splits:1</text:p>
      <text:p text:style-name="Standard">22/06/18 10:30:03 INFO mapreduce.JobSubmitter: Submitting tokens for job: job_local737984032_0001</text:p>
      <text:p text:style-name="Standard">22/06/18 10:30:03 INFO mapreduce.Job: The url to track the job: http://localhost:8080/</text:p>
      <text:p text:style-name="Standard">22/06/18 10:30:03 INFO mapred.LocalJobRunner: OutputCommitter set in config null</text:p>
      <text:p text:style-name="Standard">22/06/18 10:30:03 INFO mapreduce.Job: Running job: job_local737984032_0001</text:p>
      <text:p text:style-name="Standard">22/06/18 10:30:03 INFO mapred.LocalJobRunner: OutputCommitter is org.apache.hadoop.mapred.FileOutputCommitter</text:p>
      <text:p text:style-name="Standard">22/06/18 10:30:03 INFO mapred.LocalJobRunner: Waiting for map tasks</text:p>
      <text:p text:style-name="Standard">22/06/18 10:30:03 INFO mapred.LocalJobRunner: Starting task: attempt_local737984032_0001_m_000000_0</text:p>
      <text:p text:style-name="Standard">22/06/18 10:30:03 INFO mapred.Task: <text:s/>Using ResourceCalculatorProcessTree : [ ]</text:p>
      <text:p text:style-name="Standard">22/06/18 10:30:03 INFO mapred.MapTask: Processing split: hdfs://localhost:54310/ss/test.txt:0+30</text:p>
      <text:p text:style-name="Standard">22/06/18 10:30:03 INFO mapred.MapTask: numReduceTasks: 1</text:p>
      <text:p text:style-name="Standard">22/06/18 10:30:03 INFO mapred.MapTask: (EQUATOR) 0 kvi 26214396(104857584)</text:p>
      <text:p text:style-name="Standard">22/06/18 10:30:03 INFO mapred.MapTask: mapreduce.task.io.sort.mb: 100</text:p>
      <text:p text:style-name="Standard">22/06/18 10:30:03 INFO mapred.MapTask: soft limit at 83886080</text:p>
      <text:p text:style-name="Standard">22/06/18 10:30:03 INFO mapred.MapTask: bufstart = 0; bufvoid = 104857600</text:p>
      <text:p text:style-name="Standard">22/06/18 10:30:03 INFO mapred.MapTask: kvstart = 26214396; length = 6553600</text:p>
      <text:p text:style-name="Standard">22/06/18 10:30:03 INFO mapred.MapTask: Map output collector class = org.apache.hadoop.mapred.MapTask$MapOutputBuffer</text:p>
      <text:p text:style-name="Standard">22/06/18 10:30:03 INFO mapred.LocalJobRunner: </text:p>
      <text:p text:style-name="Standard">22/06/18 10:30:03 INFO mapred.MapTask: Starting flush of map output</text:p>
      <text:p text:style-name="Standard">22/06/18 10:30:03 INFO mapred.MapTask: Spilling map output</text:p>
      <text:p text:style-name="Standard">22/06/18 10:30:03 INFO mapred.MapTask: bufstart = 0; bufend = 62; bufvoid = 104857600</text:p>
      <text:p text:style-name="Standard">22/06/18 10:30:03 INFO mapred.MapTask: kvstart = 26214396(104857584); kvend = 26214368(104857472); length = 29/6553600</text:p>
      <text:p text:style-name="Standard">22/06/18 10:30:03 INFO mapred.MapTask: Finished spill 0</text:p>
      <text:p text:style-name="Standard">22/06/18 10:30:03 INFO mapred.Task: Task:attempt_local737984032_0001_m_000000_0 is done. And is in the process of committing</text:p>
      <text:p text:style-name="Standard">22/06/18 10:30:03 INFO mapred.LocalJobRunner: hdfs://localhost:54310/ss/test.txt:0+30</text:p>
      <text:p text:style-name="Standard">22/06/18 10:30:03 INFO mapred.Task: Task 'attempt_local737984032_0001_m_000000_0' done.</text:p>
      <text:p text:style-name="Standard">22/06/18 10:30:03 INFO mapred.LocalJobRunner: Finishing task: attempt_local737984032_0001_m_000000_0</text:p>
      <text:p text:style-name="Standard">22/06/18 10:30:03 INFO mapred.LocalJobRunner: map task executor complete.</text:p>
      <text:p text:style-name="Standard"><text:soft-page-break/>22/06/18 10:30:03 INFO mapred.LocalJobRunner: Waiting for reduce tasks</text:p>
      <text:p text:style-name="Standard">22/06/18 10:30:03 INFO mapred.LocalJobRunner: Starting task: attempt_local737984032_0001_r_000000_0</text:p>
      <text:p text:style-name="Standard">22/06/18 10:30:03 INFO mapred.Task: <text:s/>Using ResourceCalculatorProcessTree : [ ]</text:p>
      <text:p text:style-name="Standard">22/06/18 10:30:03 INFO mapred.ReduceTask: Using ShuffleConsumerPlugin: org.apache.hadoop.mapreduce.task.reduce.Shuffle@1f00f307</text:p>
      <text:p text:style-name="Standard">22/06/18 10:30:03 INFO reduce.MergeManagerImpl: MergerManager: memoryLimit=334338464, maxSingleShuffleLimit=83584616, mergeThreshold=220663392, ioSortFactor=10, memToMemMergeOutputsThreshold=10</text:p>
      <text:p text:style-name="Standard">22/06/18 10:30:03 INFO reduce.EventFetcher: attempt_local737984032_0001_r_000000_0 Thread started: EventFetcher for fetching Map Completion Events</text:p>
      <text:p text:style-name="Standard">22/06/18 10:30:03 INFO reduce.LocalFetcher: localfetcher#1 about to shuffle output of map attempt_local737984032_0001_m_000000_0 decomp: 80 len: 84 to MEMORY</text:p>
      <text:p text:style-name="Standard">22/06/18 10:30:03 INFO reduce.InMemoryMapOutput: Read 80 bytes from map-output for attempt_local737984032_0001_m_000000_0</text:p>
      <text:p text:style-name="Standard">22/06/18 10:30:03 INFO reduce.MergeManagerImpl: closeInMemoryFile -&gt; map-output of size: 80, inMemoryMapOutputs.size() -&gt; 1, commitMemory -&gt; 0, usedMemory -&gt;80</text:p>
      <text:p text:style-name="Standard">22/06/18 10:30:03 INFO reduce.EventFetcher: EventFetcher is interrupted.. Returning</text:p>
      <text:p text:style-name="Standard">22/06/18 10:30:03 INFO mapred.LocalJobRunner: 1 / 1 copied.</text:p>
      <text:p text:style-name="Standard">22/06/18 10:30:03 INFO reduce.MergeManagerImpl: finalMerge called with 1 in-memory map-outputs and 0 on-disk map-outputs</text:p>
      <text:p text:style-name="Standard">22/06/18 10:30:03 INFO mapred.Merger: Merging 1 sorted segments</text:p>
      <text:p text:style-name="Standard">22/06/18 10:30:03 INFO mapred.Merger: Down to the last merge-pass, with 1 segments left of total size: 74 bytes</text:p>
      <text:p text:style-name="Standard">22/06/18 10:30:03 INFO reduce.MergeManagerImpl: Merged 1 segments, 80 bytes to disk to satisfy reduce memory limit</text:p>
      <text:p text:style-name="Standard">22/06/18 10:30:03 INFO reduce.MergeManagerImpl: Merging 1 files, 84 bytes from disk</text:p>
      <text:p text:style-name="Standard">22/06/18 10:30:03 INFO reduce.MergeManagerImpl: Merging 0 segments, 0 bytes from memory into reduce</text:p>
      <text:p text:style-name="Standard">22/06/18 10:30:03 INFO mapred.Merger: Merging 1 sorted segments</text:p>
      <text:p text:style-name="Standard">22/06/18 10:30:03 INFO mapred.Merger: Down to the last merge-pass, with 1 segments left of total size: 74 bytes</text:p>
      <text:p text:style-name="Standard">22/06/18 10:30:03 INFO mapred.LocalJobRunner: 1 / 1 copied.</text:p>
      <text:p text:style-name="Standard">22/06/18 10:30:03 INFO mapred.Task: Task:attempt_local737984032_0001_r_000000_0 is done. And is in the process of committing</text:p>
      <text:p text:style-name="Standard">22/06/18 10:30:03 INFO mapred.LocalJobRunner: 1 / 1 copied.</text:p>
      <text:p text:style-name="Standard">22/06/18 10:30:03 INFO mapred.Task: Task attempt_local737984032_0001_r_000000_0 is allowed to commit now</text:p>
      <text:p text:style-name="Standard">22/06/18 10:30:03 INFO output.FileOutputCommitter: Saved output of task 'attempt_local737984032_0001_r_000000_0' to hdfs://localhost:54310/lab7/out123/_temporary/0/task_local737984032_0001_r_000000</text:p>
      <text:p text:style-name="Standard">22/06/18 10:30:03 INFO mapred.LocalJobRunner: reduce &gt; reduce</text:p>
      <text:p text:style-name="Standard">22/06/18 10:30:03 INFO mapred.Task: Task 'attempt_local737984032_0001_r_000000_0' done.</text:p>
      <text:p text:style-name="Standard">22/06/18 10:30:03 INFO mapred.LocalJobRunner: Finishing task: attempt_local737984032_0001_r_000000_0</text:p>
      <text:p text:style-name="Standard">22/06/18 10:30:03 INFO mapred.LocalJobRunner: reduce task executor complete.</text:p>
      <text:p text:style-name="Standard">22/06/18 10:30:04 INFO mapreduce.Job: Job job_local737984032_0001 running in uber mode : false</text:p>
      <text:p text:style-name="Standard">22/06/18 10:30:04 INFO mapreduce.Job: <text:s/>map 100% reduce 100%</text:p>
      <text:p text:style-name="Standard">22/06/18 10:30:04 INFO mapreduce.Job: Job job_local737984032_0001 completed successfully</text:p>
      <text:p text:style-name="Standard"><text:soft-page-break/>22/06/18 10:30:04 INFO mapreduce.Job: Counters: 38</text:p>
      <text:p text:style-name="Standard"><text:tab/>File System Counters</text:p>
      <text:p text:style-name="Standard"><text:tab/><text:tab/>FILE: Number of bytes read=8620</text:p>
      <text:p text:style-name="Standard"><text:tab/><text:tab/>FILE: Number of bytes written=507746</text:p>
      <text:p text:style-name="Standard"><text:tab/><text:tab/>FILE: Number of read operations=0</text:p>
      <text:p text:style-name="Standard"><text:tab/><text:tab/>FILE: Number of large read operations=0</text:p>
      <text:p text:style-name="Standard"><text:tab/><text:tab/>FILE: Number of write operations=0</text:p>
      <text:p text:style-name="Standard"><text:tab/><text:tab/>HDFS: Number of bytes read=60</text:p>
      <text:p text:style-name="Standard"><text:tab/><text:tab/>HDFS: Number of bytes written=23</text:p>
      <text:p text:style-name="Standard"><text:tab/><text:tab/>HDFS: Number of read operations=13</text:p>
      <text:p text:style-name="Standard"><text:tab/><text:tab/>HDFS: Number of large read operations=0</text:p>
      <text:p text:style-name="Standard"><text:tab/><text:tab/>HDFS: Number of write operations=4</text:p>
      <text:p text:style-name="Standard"><text:tab/>Map-Reduce Framework</text:p>
      <text:p text:style-name="Standard"><text:tab/><text:tab/>Map input records=2</text:p>
      <text:p text:style-name="Standard"><text:tab/><text:tab/>Map output records=8</text:p>
      <text:p text:style-name="Standard"><text:tab/><text:tab/>Map output bytes=62</text:p>
      <text:p text:style-name="Standard"><text:tab/><text:tab/>Map output materialized bytes=84</text:p>
      <text:p text:style-name="Standard"><text:tab/><text:tab/>Input split bytes=86</text:p>
      <text:p text:style-name="Standard"><text:tab/><text:tab/>Combine input records=0</text:p>
      <text:p text:style-name="Standard"><text:tab/><text:tab/>Combine output records=0</text:p>
      <text:p text:style-name="Standard"><text:tab/><text:tab/>Reduce input groups=4</text:p>
      <text:p text:style-name="Standard"><text:tab/><text:tab/>Reduce shuffle bytes=84</text:p>
      <text:p text:style-name="Standard"><text:tab/><text:tab/>Reduce input records=8</text:p>
      <text:p text:style-name="Standard"><text:tab/><text:tab/>Reduce output records=4</text:p>
      <text:p text:style-name="Standard"><text:tab/><text:tab/>Spilled Records=16</text:p>
      <text:p text:style-name="Standard"><text:tab/><text:tab/>Shuffled Maps =1</text:p>
      <text:p text:style-name="Standard"><text:tab/><text:tab/>Failed Shuffles=0</text:p>
      <text:p text:style-name="Standard"><text:tab/><text:tab/>Merged Map outputs=1</text:p>
      <text:p text:style-name="Standard"><text:tab/><text:tab/>GC time elapsed (ms)=1</text:p>
      <text:p text:style-name="Standard"><text:tab/><text:tab/>CPU time spent (ms)=0</text:p>
      <text:p text:style-name="Standard"><text:tab/><text:tab/>Physical memory (bytes) snapshot=0</text:p>
      <text:p text:style-name="Standard"><text:tab/><text:tab/>Virtual memory (bytes) snapshot=0</text:p>
      <text:p text:style-name="Standard"><text:tab/><text:tab/>Total committed heap usage (bytes)=478150656</text:p>
      <text:p text:style-name="Standard"><text:tab/>Shuffle Errors</text:p>
      <text:p text:style-name="Standard"><text:tab/><text:tab/>BAD_ID=0</text:p>
      <text:p text:style-name="Standard"><text:tab/><text:tab/>CONNECTION=0</text:p>
      <text:p text:style-name="Standard"><text:tab/><text:tab/>IO_ERROR=0</text:p>
      <text:p text:style-name="Standard"><text:tab/><text:tab/>WRONG_LENGTH=0</text:p>
      <text:p text:style-name="Standard"><text:tab/><text:tab/>WRONG_MAP=0</text:p>
      <text:p text:style-name="Standard"><text:tab/><text:tab/>WRONG_REDUCE=0</text:p>
      <text:p text:style-name="Standard"><text:tab/>File Input Format Counters </text:p>
      <text:p text:style-name="Standard"><text:tab/><text:tab/>Bytes Read=30</text:p>
      <text:p text:style-name="Standard"><text:tab/>File Output Format Counters </text:p>
      <text:p text:style-name="Standard"><text:tab/><text:tab/>Bytes Written=23</text:p>
      <text:p text:style-name="Standard">0</text:p>
      <text:p text:style-name="Standard">hduser@bmsce-Precision-T1700:~$ hadoop fs -ls /lab7/out123</text:p>
      <text:p text:style-name="Standard">Found 2 items</text:p>
      <text:p text:style-name="Standard">-rw-r--r-- <text:s text:c="2"/>1 hduser supergroup <text:s text:c="9"/>0 2022-06-18 10:30 /lab7/out123/_SUCCESS</text:p>
      <text:p text:style-name="Standard">-rw-r--r-- <text:s text:c="2"/>1 hduser supergroup <text:s text:c="8"/>23 2022-06-18 10:30 /lab7/out123/part-00000</text:p>
      <text:p text:style-name="Standard"><text:soft-page-break/>hduser@bmsce-Precision-T1700:~$ hadoop fs -ls /lab7/out123/part-00000</text:p>
      <text:p text:style-name="Standard">-rw-r--r-- <text:s text:c="2"/>1 hduser supergroup <text:s text:c="8"/>23 2022-06-18 10:30 /lab7/out123/part-00000</text:p>
      <text:p text:style-name="Standard">hduser@bmsce-Precision-T1700:~$ hadoop fs -cat /lab7/out123/part-00000</text:p>
      <text:p text:style-name="Standard">are<text:tab/>2</text:p>
      <text:p text:style-name="Standard">hi<text:tab/>2</text:p>
      <text:p text:style-name="Standard">how<text:tab/>2</text:p>
      <text:p text:style-name="Standard">you<text:tab/>2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8T10:34:33.974916743</meta:creation-date>
    <dc:date>2022-07-11T19:12:27.404535017</dc:date>
    <meta:editing-duration>PT3M31S</meta:editing-duration>
    <meta:editing-cycles>2</meta:editing-cycles>
    <meta:generator>LibreOffice/7.1.5.2$Linux_X86_64 LibreOffice_project/10$Build-2</meta:generator>
    <meta:document-statistic meta:table-count="0" meta:image-count="0" meta:object-count="0" meta:page-count="5" meta:paragraph-count="167" meta:word-count="1050" meta:character-count="10325" meta:non-whitespace-character-count="9221"/>
  </office:meta>
</office:document-meta>
</file>